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21f9fc"/>
    </style:style>
    <style:style style:name="P2" style:family="paragraph" style:parent-style-name="Standard">
      <style:text-properties officeooo:paragraph-rsid="00252dd6"/>
    </style:style>
    <style:style style:name="P3" style:family="paragraph" style:parent-style-name="Standard">
      <style:text-properties officeooo:rsid="00252dd6" officeooo:paragraph-rsid="00252dd6"/>
    </style:style>
    <style:style style:name="P4" style:family="paragraph" style:parent-style-name="Standard">
      <style:text-properties officeooo:paragraph-rsid="002721fb"/>
    </style:style>
    <style:style style:name="T1" style:family="text">
      <style:text-properties officeooo:rsid="0021f9fc"/>
    </style:style>
    <style:style style:name="T2" style:family="text">
      <style:text-properties officeooo:rsid="0023c53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ments for K0S -&gt; pi0 mumu INT-2016-031<text:line-break/><text:line-break/>General: the material of sections 9 to 12 should be moved to the body of the note.<text:line-break/><text:line-break/>End of Abs. : Add a sentence about the result.<text:line-break/><text:line-break/>L 27 This range: which range?</text:p>
      <text:p text:style-name="P4"><text:tab/><text:span text:style-name="T1">Range of separtion with respect to the interaction point</text:span><text:line-break/>L32::  Do you consider the quality of the pi0 to decide to put a candidate to partial? If a bad pi0 is reconstructed, do you ignore it and do a partial? Add a comment in the note whatever you do.<text:line-break/><text:tab/><text:span text:style-name="T2">I think this is already updated</text:span><text:line-break/>Fig 3: Describe the two models from Fig 3 in the text.<text:line-break/><text:line-break/>L 43: which MC sample did you use for the combinatorial background? How many BDT did you trained? One for each analysis category (two)?<text:line-break/>L 46: what TIS sample is used?</text:p>
      <text:p text:style-name="P4"/>
      <text:p text:style-name="P4"><text:line-break/>L 50 -53: explain in terms of normalisation. </text:p>
      <text:p text:style-name="P3">&lt;&lt; More or less </text:p>
      <text:p text:style-name="P2"/>
      <text:p text:style-name="P2"><text:line-break/>L 58-59: this is true only for the so called FULL analysis, right?<text:line-break/>L 59: do you plan to use merged or resolved pi0? With or without photon conversions, please explain.<text:line-break/>L 67: compare the partial peak with the full to see the impact in the resolution.<text:line-break/>L 68: contrary to what? rephrase<text:line-break/>L 70: Sorry but there is something that is not clear about the reco x sel efficiency: why this is larger in the PARTIAL analysis? If this is true, why are you using two different selection for FULL, where this is 5 time smaller, and PARTIAL analyses? (Is this a stupid question?)<text:line-break/>Moreover, the BDT for the PARTIAL analysis perform better. Why don’t you perform only the PARTIAL analysis and put the information of a possible pi0 inside the BDT?<text:line-break/>L 83: quantify the signal window<text:line-break/>L 84: This background … BDT: what?<text:line-break/>S 5: eta-&gt;pi0pi+pi-?<text:line-break/>L 102: where did you define the BDT categories? (implement the way you define the BDT categories)<text:line-break/>L 108: Can you calibrate the signal fraction using a proxy channel? Can this constraint bias your result?<text:line-break/>L 131 blablabla<text:line-break/>L 166 define the GL?<text:line-break/>L 174 ProbNNmu is not mu vs pi hypothesis, but mu vs anything else.<text:line-break/>L 192, 193 what’s the difference between the two?<text:line-break/><text:line-break/><text:line-break/>Editorial comments:<text:line-break/><text:line-break/>Abs. 6: add: ‘, improving further the result.’<text:line-break/>L 29: momenta<text:line-break/>Formula (1): ???<text:line-break/>L 41-42: not clear<text:line-break/>L 62: there are two starts of a sentence<text:line-break/><text:soft-page-break/>L 238: Marc-O how many names do you have?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C </meta:initial-creator>
    <meta:creation-date>2016-07-22T13:14:50.483434995</meta:creation-date>
    <dc:date>2016-07-26T13:37:39.158953760</dc:date>
    <dc:creator>PC </dc:creator>
    <meta:editing-duration>PT3H53M13S</meta:editing-duration>
    <meta:editing-cycles>26</meta:editing-cycles>
    <meta:generator>LibreOffice/4.1.3.2$Linux_x86 LibreOffice_project/410m0$Build-2</meta:generator>
    <meta:document-statistic meta:table-count="0" meta:image-count="0" meta:object-count="0" meta:page-count="2" meta:paragraph-count="5" meta:word-count="403" meta:character-count="2155" meta:non-whitespace-character-count="1742"/>
  </office:meta>
</office:document-meta>
</file>